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KaitiM Big5" svg:font-family="'AR PL KaitiM Big5'" style:font-pitch="variable"/>
    <style:font-face style:name="AR PL Mingti2L Big5" svg:font-family="'AR PL Mingti2L Big5'" style:font-pitch="variable"/>
    <style:font-face style:name="AR PL UKai HK" svg:font-family="'AR PL UKai H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 fo:hyphenation-ladder-count="41" fo:keep-with-next="auto" style:writing-mode="page"/>
      <style:text-properties fo:color="#000000" style:font-name="AR PL UKai HK" fo:font-size="25.5pt" fo:letter-spacing="normal" style:font-name-asian="AR PL UKai HK" style:font-size-asian="25.5pt" style:font-size-complex="25.5pt" loext:shadow="none" fo:hyphenate="false" fo:hyphenation-remain-char-count="2" fo:hyphenation-push-char-count="2"/>
    </style:style>
    <style:style style:name="P2" style:family="paragraph" style:parent-style-name="Standard">
      <style:paragraph-properties fo:orphans="0" fo:widows="0" fo:hyphenation-ladder-count="41" fo:keep-with-next="auto" style:writing-mode="page"/>
      <style:text-properties fo:color="#000000" style:font-name="AR PL UKai HK" fo:font-size="25.5pt" fo:letter-spacing="normal" officeooo:paragraph-rsid="002fa66f" style:font-name-asian="AR PL UKai HK" style:font-size-asian="25.5pt" style:font-size-complex="25.5pt" loext:shadow="none" fo:hyphenate="false" fo:hyphenation-remain-char-count="2" fo:hyphenation-push-char-count="2"/>
    </style:style>
    <style:style style:name="P3" style:family="paragraph" style:parent-style-name="Standard">
      <style:paragraph-properties fo:orphans="0" fo:widows="0" fo:hyphenation-ladder-count="41" fo:keep-with-next="auto" style:writing-mode="page"/>
      <style:text-properties fo:color="#000000" style:font-name="AR PL UKai HK" fo:font-size="25.5pt" style:font-name-asian="AR PL UKai HK" style:font-size-asian="25.5pt" style:font-size-complex="25.5pt" fo:hyphenate="false" fo:hyphenation-remain-char-count="2" fo:hyphenation-push-char-count="2"/>
    </style:style>
    <style:style style:name="P4" style:family="paragraph" style:parent-style-name="Standard">
      <style:paragraph-properties fo:orphans="0" fo:widows="0" fo:hyphenation-ladder-count="41" fo:keep-with-next="auto" style:writing-mode="page"/>
      <style:text-properties fo:color="#000000" style:font-name="AR PL UKai HK" fo:font-size="25.5pt" officeooo:paragraph-rsid="003190bb" style:font-name-asian="AR PL UKai HK" style:font-size-asian="25.5pt" style:font-size-complex="25.5pt" fo:hyphenate="false" fo:hyphenation-remain-char-count="2" fo:hyphenation-push-char-count="2"/>
    </style:style>
    <style:style style:name="P5" style:family="paragraph" style:parent-style-name="Standard">
      <style:paragraph-properties fo:orphans="0" fo:widows="0" fo:hyphenation-ladder-count="41" fo:keep-with-next="auto" style:writing-mode="page"/>
      <style:text-properties fo:color="#000000" style:font-name="AR PL UKai HK" fo:font-size="25.5pt" officeooo:paragraph-rsid="0021c9c3" style:font-name-asian="AR PL UKai HK" style:font-size-asian="25.5pt" style:font-size-complex="25.5pt" fo:hyphenate="false" fo:hyphenation-remain-char-count="2" fo:hyphenation-push-char-count="2"/>
    </style:style>
    <style:style style:name="P6" style:family="paragraph" style:parent-style-name="Standard">
      <style:paragraph-properties fo:orphans="0" fo:widows="0" fo:hyphenation-ladder-count="41" fo:keep-with-next="auto" style:writing-mode="page"/>
      <style:text-properties style:font-name="AR PL UKai HK" fo:font-size="25.5pt" officeooo:paragraph-rsid="002e7852" style:font-name-asian="AR PL UKai HK" style:font-size-asian="25.5pt" style:font-size-complex="25.5pt" fo:hyphenate="false" fo:hyphenation-remain-char-count="2" fo:hyphenation-push-char-count="2"/>
    </style:style>
    <style:style style:name="P7" style:family="paragraph" style:parent-style-name="Standard">
      <style:paragraph-properties fo:orphans="0" fo:widows="0" fo:hyphenation-ladder-count="41" fo:keep-with-next="auto" style:writing-mode="page"/>
      <style:text-properties style:font-name="AR PL UKai HK" fo:font-size="25.5pt" officeooo:paragraph-rsid="002c9b00" style:font-name-asian="AR PL UKai HK" style:font-size-asian="25.5pt" style:font-size-complex="25.5pt" fo:hyphenate="false" fo:hyphenation-remain-char-count="2" fo:hyphenation-push-char-count="2"/>
    </style:style>
    <style:style style:name="P8" style:family="paragraph" style:parent-style-name="Standard">
      <style:paragraph-properties fo:orphans="0" fo:widows="0" fo:hyphenation-ladder-count="41" fo:keep-with-next="auto" style:writing-mode="page"/>
      <style:text-properties style:font-name="AR PL UKai HK" fo:font-size="25.5pt" officeooo:paragraph-rsid="0036fc5f" style:font-name-asian="AR PL UKai HK" style:font-size-asian="25.5pt" style:font-size-complex="25.5pt" fo:hyphenate="false" fo:hyphenation-remain-char-count="2" fo:hyphenation-push-char-count="2"/>
    </style:style>
    <style:style style:name="P9" style:family="paragraph" style:parent-style-name="Standard">
      <style:paragraph-properties fo:orphans="0" fo:widows="0" fo:hyphenation-ladder-count="41" fo:keep-with-next="auto" style:writing-mode="page"/>
      <style:text-properties style:font-name="AR PL UKai HK" fo:font-size="25.5pt" officeooo:paragraph-rsid="0021c9c3" style:font-name-asian="AR PL UKai HK" style:font-size-asian="25.5pt" style:font-size-complex="25.5pt" fo:hyphenate="false" fo:hyphenation-remain-char-count="2" fo:hyphenation-push-char-count="2"/>
    </style:style>
    <style:style style:name="P10" style:family="paragraph" style:parent-style-name="Standard">
      <style:paragraph-properties fo:orphans="0" fo:widows="0" fo:hyphenation-ladder-count="41" fo:keep-with-next="auto" style:writing-mode="page"/>
      <style:text-properties style:font-name="AR PL UKai HK" fo:font-size="25.5pt" officeooo:paragraph-rsid="002833f9" style:font-name-asian="AR PL UKai HK" style:font-size-asian="25.5pt" style:font-size-complex="25.5pt" fo:hyphenate="false" fo:hyphenation-remain-char-count="2" fo:hyphenation-push-char-count="2"/>
    </style:style>
    <style:style style:name="P11" style:family="paragraph" style:parent-style-name="Standard">
      <style:paragraph-properties fo:orphans="0" fo:widows="0" fo:hyphenation-ladder-count="41" fo:keep-with-next="auto" style:writing-mode="page"/>
      <style:text-properties style:font-name="AR PL UKai HK" fo:font-size="25.5pt" officeooo:paragraph-rsid="0036e394" style:font-name-asian="AR PL UKai HK" style:font-size-asian="25.5pt" style:font-size-complex="25.5pt" fo:hyphenate="false" fo:hyphenation-remain-char-count="2" fo:hyphenation-push-char-count="2"/>
    </style:style>
    <style:style style:name="P12" style:family="paragraph" style:parent-style-name="Standard">
      <style:paragraph-properties fo:orphans="0" fo:widows="0" fo:hyphenation-ladder-count="41" fo:keep-with-next="auto" style:writing-mode="page"/>
      <style:text-properties style:font-name="AR PL UKai HK" fo:font-size="25.5pt" officeooo:paragraph-rsid="002c7eaf" style:font-name-asian="AR PL UKai HK" style:font-size-asian="25.5pt" style:font-size-complex="25.5pt" fo:hyphenate="false" fo:hyphenation-remain-char-count="2" fo:hyphenation-push-char-count="2"/>
    </style:style>
    <style:style style:name="P13" style:family="paragraph" style:parent-style-name="Standard" style:master-page-name="">
      <style:paragraph-properties fo:orphans="0" fo:widows="0" fo:hyphenation-ladder-count="41" style:page-number="auto" fo:keep-with-next="auto" style:writing-mode="page"/>
      <style:text-properties fo:color="#000000" style:font-name="AR PL UKai HK" fo:font-size="25.5pt" fo:letter-spacing="normal" style:font-name-asian="AR PL UKai HK" style:font-size-asian="25.5pt" style:font-size-complex="25.5pt" loext:shadow="none" fo:hyphenate="false" fo:hyphenation-remain-char-count="2" fo:hyphenation-push-char-count="2"/>
    </style:style>
    <style:style style:name="P14" style:family="paragraph" style:parent-style-name="Standard" style:master-page-name="">
      <loext:graphic-properties draw:fill="none"/>
      <style:paragraph-properties fo:orphans="0" fo:widows="0" fo:hyphenation-ladder-count="41" style:page-number="auto" fo:background-color="transparent" style:shadow="none" fo:keep-with-next="auto" style:writing-mode="page">
        <style:tab-stops/>
      </style:paragraph-properties>
      <style:text-properties style:font-name="AR PL UKai HK" fo:font-size="25.5pt" officeooo:paragraph-rsid="002833f9" style:font-name-asian="AR PL UKai HK" style:font-size-asian="25.5pt" style:font-size-complex="25.5pt" fo:hyphenate="false" fo:hyphenation-remain-char-count="2" fo:hyphenation-push-char-count="2"/>
    </style:style>
    <style:style style:name="T1" style:family="text">
      <style:text-properties officeooo:rsid="001c06d8"/>
    </style:style>
    <style:style style:name="T2" style:family="text">
      <style:text-properties officeooo:rsid="001c2459"/>
    </style:style>
    <style:style style:name="T3" style:family="text">
      <style:text-properties officeooo:rsid="001dd722"/>
    </style:style>
    <style:style style:name="T4" style:family="text">
      <style:text-properties officeooo:rsid="001fbb9f"/>
    </style:style>
    <style:style style:name="T5" style:family="text">
      <style:text-properties fo:color="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逍遙遊</text:p>
      <text:p text:style-name="P2">北冥有魚，其名為鯤。鯤之大，不知其幾千里也。化而為鳥，其名為鵬。鵬之背，不知其幾千里也；怒而飛，其翼若垂天之雲。是鳥也，海運則將徙於南冥。南冥者，天池也。齊諧者，志怪者也。諧之言曰：「鵬之徙於南冥也，水擊三千里，摶扶搖而上者九萬里，去以六月息者也。」野馬也，塵埃也，生物之以息相吹也。天之蒼蒼，其正色邪？其遠而無所至極邪？其視下也亦若是，則已矣。且夫水之積也不厚，則負大舟也無力。覆杯水於坳堂之上，則芥為之舟，置杯焉則膠，水淺而舟大也。風之積也不厚，則其負大翼也無力。故九萬里則風斯在下矣，而後乃今培風；背負青天而莫之夭閼者，而後乃今將圖南。蜩與學鳩笑之曰：「我決起而飛，槍榆、枋，時則不至而控於地而已矣，奚以之九萬里而南為？」適莽蒼者三餐而反，腹猶果然；適百里者宿舂糧；適千里者三月聚糧。之二蟲又何知！小知不及大知，小年不及大年。奚以知其然也？朝菌不知晦朔，蟪蛄不知春秋，此小年也。楚之南有冥靈者，以五百歲為春，五百歲為秋；上古有大椿者，以八千歲為春，八千歲為秋。而彭祖乃今以久特聞，眾人匹之，不亦悲乎！</text:p>
      <text:p text:style-name="P1">湯之問棘也是已。窮髮之北，有冥海者，天池也。有魚焉，其廣數千里，未有知其脩者，其名為鯤。有鳥焉，其名為鵬，背若泰山，翼若垂天之雲，摶扶搖羊角而上者九萬里，絕雲氣，負青天，然後圖南，<text:soft-page-break/>且適南冥也。斥鴳笑之曰：「彼且奚適也？我騰躍而上，不過數仞而下，翱翔蓬蒿之間，此亦飛之至也。而彼且奚適也？」此小大之辯也。</text:p>
      <text:p text:style-name="P1">故夫知效一官，行比一鄉，德合一君而徵一國者，其自視也亦若此矣。而宋榮子猶然笑之。且舉世而譽之而不加勸，舉世而非之而不加沮，定乎內外之分，辯乎榮辱之竟，斯已矣。彼其於世，未數數然也。雖然，猶有未樹也。夫列子御風而行，泠然善也，旬有五日而後反。彼於致福者，未數數然也。此雖免乎行，猶有所待者也。若夫乘天地之正，而御六氣之辯，以遊無窮者，彼且惡乎待哉！故曰：至人無己，神人無功，聖人無名。</text:p>
      <text:p text:style-name="P1">堯讓天下於許由，曰：「日月出矣，而爝火不息，其於光也，不亦難乎！時雨降矣，而猶浸灌，其於澤也，不亦勞乎！夫子立而天下治，而我猶尸之，吾自視缺然，請致天下。」許由曰：「子治天下，天下既已治也。而我猶代子，吾將為名乎？名者，實之賓也，吾將為賓乎？鷦鷯巢於深林，不過一枝；偃鼠飲河，不過滿腹。歸休乎君！予無所用天下為。庖人雖不治庖，尸祝不越樽俎而代之矣。」</text:p>
      <text:p text:style-name="P1">肩吾問於連叔曰：「吾聞言於接輿，大而無當，往而不反。吾驚怖其言，猶河漢而無極也，大有逕庭，不近人情焉。」連叔曰：「其言謂何哉？」曰：「藐姑射之山，有神人居焉，肌膚若冰雪，淖約若處子，不食五穀，吸風飲露。乘雲氣，御飛龍，而遊乎四海之外。其神凝，<text:soft-page-break/>使物不疵癘而年穀熟。吾以是狂而不信也。」連叔曰：「然，瞽者無以與乎文章之觀，聾者無以與乎鍾鼓之聲。豈唯形骸有聾盲哉？夫知亦有之。是其言也，猶時女也。之人也，之德也，將旁礡萬物，以為一世蘄乎亂，孰弊弊焉以天下為事！之人也，物莫之傷，大浸稽天而不溺，大旱、金石流、土山焦而不熱。是其塵垢粃糠，將猶陶鑄堯、舜者也，孰肯以物為事！宋人資章甫而適諸越，越人斷髮文身，無所用之。堯治天下之民，平海內之政，往見四子藐姑射之山，汾水之陽，窅然喪其天下焉。」</text:p>
      <text:p text:style-name="P1">惠子謂莊子曰：「魏王貽我大瓠之種，我樹之成而實五石，以盛水漿，其堅不能自舉也。剖之以為瓢，則瓠落無所容。非不呺然大也，吾為其無用而掊之。」莊子曰：「夫子固拙於用大矣。宋人有善為不龜手之藥者，世世以洴澼絖為事。客聞之，請買其方百金。聚族而謀曰：『我世世為洴澼絖，不過數金；今一朝而鬻技百金，請與之。』客得之，以說吳王。越有難，吳王使之將。冬，與越人水戰，大敗越人，裂地而封之。能不龜手一也，或以封，或不免於洴澼絖，則所用之異也。今子有五石之瓠，何不慮以為大樽而浮乎江湖，而憂其瓠落無所容？則夫子猶有蓬之心也夫！」</text:p>
      <text:p text:style-name="P1">惠子謂莊子曰：「吾有大樹，人謂之樗。其大本擁腫而不中繩墨，其小枝卷曲而不中規矩，立之塗，匠者不顧。今子之言，大而無用，眾<text:soft-page-break/>所同去也。」莊子曰：「子獨不見狸狌乎？卑身而伏，以候敖者；東西跳梁，不避高下；中於機辟，死於罔罟。今夫斄牛，其大若垂天之雲。此能為大矣，而不能執鼠。今子有大樹，患其無用，何不樹之於無何有之鄉，廣莫之野，彷徨乎無為其側，逍遙乎寢臥其下？不夭斤斧，物無害者，無所可用，安所困苦哉！」</text:p>
      <text:p text:style-name="P1">天地<text:span text:style-name="T1">14</text:span></text:p>
      <text:p text:style-name="P1">孝子不諛其親，忠臣不諂其君，臣子之盛也。親之所言而然，所行而善，則世俗謂之不肖子；君之所言而然，所行而善，則世俗謂之不肖臣。而未知此其必然邪！世俗之所謂然而然之，所謂善而善之，則不謂之道諛之人也。然則俗固嚴於親而尊於君邪！謂己道人，則勃然作色；謂己諛人，則怫然作色。而終身道人也，終身諛人也，合譬飾辭聚眾也，是始終本末不相坐。垂衣裳，設采色，動容貌，以媚一世，而不自謂道諛，與夫人之為徒，通是非，而不自謂眾人，愚之至也。知其愚者，非大愚也；知其惑者，非大惑也。大惑者，終身不解；大愚者，終身不靈。三人行而一人惑，所適者猶可致也，惑者少也；二人惑則勞而不至，惑者勝也。而今也以天下惑，予雖有祈嚮，不可得也。不亦悲乎！</text:p>
      <text:p text:style-name="P1">大聲不入於里耳，《折楊》、《皇荂》，則嗑然而笑。是故高言不止於眾人之心，至言不出，俗言勝也。以二缶鍾惑，而所適不得矣。而<text:soft-page-break/>今也以天下惑，予雖有祈嚮，其庸可得邪？知其不可得也而強之，又一惑也，故莫若釋之而不推。不推，誰其比憂！厲之人夜半生其子，遽取火而視之，汲汲然惟恐其似己也。</text:p>
      <text:p text:style-name="P1">秋水</text:p>
      <text:p text:style-name="P1">秋水時至，百川灌河，涇流之大，兩涘渚崖之間，不辯牛馬。於是焉河伯欣然自喜，以天下之美為盡在己。順流而東行，至於北海，東面而視，不見水端，於是焉河伯始旋其面目，望洋向若而歎，曰：「野語有之曰『聞道百，以為莫己若』者，我之謂也。且夫我嘗聞少仲尼之聞而輕伯夷之義者，始吾弗信，今我睹子之難窮也，吾非至於子之門則殆矣，吾長見笑於大方之家。」</text:p>
      <text:p text:style-name="P1">北海若曰：「井蛙不可以語於海者，拘於虛也；夏蟲不可以語於冰者，篤於時也；曲士不可以語於道者，束於教也。今爾出於崖涘，觀於大海，乃知爾醜，爾將可與語大理矣。天下之水，莫大於海，萬川歸之，不知何時止而不盈；尾閭泄之，不知何時已而不虛；春秋不變，水旱不知。此其過江河之流，不可為量數。而吾未嘗以此自多者，自以比形於天地而受氣於陰陽，吾在天地之間，猶小石小木之在大山也，方存乎見少，又奚以自多！計四海之在天地之間也，不似礨空之在大澤乎？計中國之在海內，不似稊米之在大倉乎？號物之數謂之萬，人處一焉；人卒九州，穀食之所生，舟車之所通，人處一焉。此其比萬物<text:soft-page-break/>也，不似豪末之在於馬體乎？五帝之所連，三王之所爭，仁人之所憂，任士之所勞，盡此矣。伯夷辭之以為名，仲尼語之以為博，此其自多也，不似爾向之自多於水乎？」</text:p>
      <text:p text:style-name="P1">河伯曰：「然則吾大天地而小毫末可乎？」北海若曰：「否。夫物，量無窮，時無止，分無常，終始無故。是故大知觀於遠近，故小而不寡，大而不多，知量無窮；證曏今故，故遙而不悶，掇而不跂，知時無止；察乎盈虛，故得而不喜，失而不憂，知分之無常也；明乎坦塗，故生而不說，死而不禍，知終始之不可故也。計人之所知，不若其所不知；其生之時，不若未生之時。以其至小，求窮其至大之域，是故迷亂而不能自得也。由此觀之，又何以知毫末之足以定至細之倪！又何以知天地之足以窮至大之域！」</text:p>
      <text:p text:style-name="P1">河伯曰：「世之議者皆曰：『至精無形，至大不可圍。』是信情乎？」北海若曰：「夫自細視大者不盡，自大視細者不明。夫精，小之微也，垺，大之殷也，故異便。此勢之有也。夫精粗者，期於有形者也；無形者，數之所不能分也；不可圍者，數之所不能窮也。可以言論者，物之粗也；可以意致者，物之精也；言之所不能論，意之所不能察致者，不期精粗焉。是故大人之行，不出乎害人，不多仁恩；動不為利，不賤門隸；貨財弗爭，不多辭讓；事焉不惜人，不多食乎力，不賤貪污；行殊乎俗，不多辟異；為在從眾，不賤佞諂；世之爵<text:soft-page-break/>祿不足以為勸，戮恥不足以為辱；知是非之不可為分，細大之不可為倪。聞曰：『道人不聞，至德不得，大人無己，約分之至也。」</text:p>
      <text:p text:style-name="P1">河伯曰：「若物之外，若物之內，惡至而倪貴賤？惡至而倪小大？」北海若曰：「以道觀之，物無貴賤；以物觀之，自貴而相賤：以俗觀之，貴賤不在己。以差觀之，因其所大而大之，則萬物莫不大；因其所小而小之，則萬物莫不小。知天地之為稊米也，知豪末之為丘山也，則差數等矣。以功觀之，因其所有而有之，則萬物莫不有；因其所無而無之，則萬物莫不無。知東西之相反，而不可以相無，則功分定矣。以趣觀之，因其所然而然之，則萬物莫不然；因其所非而非之，則萬物莫不非。知堯、桀之自然而相非，則趣操睹矣。昔者堯、舜讓而帝，之、噲讓而絕；湯、武爭而王，白公爭而滅。由此觀之，爭讓之禮，堯、桀之行，貴賤有時，未可以為常也。梁麗可以衝城，而不可以窒穴，言殊器也；騏驥驊騮，一日而馳千里，捕鼠不如狸狌，言殊技也；鴟鵂夜撮蚤，察毫末，晝出瞋目而不見丘山，言殊性也。故曰：蓋師是而無非，師治而無亂乎？是未明天地之理，萬物之情者也。是猶師天而無地，師陰而無陽，其不可行明矣。然且語而不舍，非愚則誣也。帝王殊禪，三代殊繼。差其時，逆其俗者，謂之篡夫；當其時，順其俗者，謂之義徒。默默乎河伯！女惡知貴賤之門，大小之家！」</text:p>
      <text:p text:style-name="P1">河伯曰：「然則我何為乎？何不為乎？吾辭受趣舍，吾終奈何？」北<text:soft-page-break/>海若曰：「以道觀之，何貴何賤，是謂反衍，無拘而志，與道大蹇。何少何多，是謂謝施，無一而行，與道參差。嚴乎若國之有君，其無私德；繇繇乎若祭之有社，其無私福；泛泛乎</text:p>
      <text:p text:style-name="P3">若四方之無窮，其無所畛域。兼懷萬物，其孰承翼？是謂無方。萬物一齊，孰短孰長？道無終始，物有死生，不恃其成；一虛一滿，不位乎其形。年不可舉，時不可止；消息盈虛，終則有始。是所以語大義之方，論萬物之理也。物之生也若驟若馳，無動而不變，無時而不移。何為乎？何不為乎？夫固將自化。」</text:p>
      <text:p text:style-name="P4">河伯曰：「然則何貴於道邪？」北海若曰：「知道者必達於理，達於理者必明於權，明於權者不以物害己。至德者，火弗能熱，水弗能溺，寒暑弗能害，禽獸弗能賊。非謂其薄之也，言察乎安危，寧於禍福，謹於去就，莫之能害也。故曰：天在內，人在外，德在乎天。知天人之行，本乎天，位乎得。蹢躅而屈伸，反要而語極。」曰：「何謂天？何謂人？」北海若曰：「牛馬四足，是謂天；落馬首，穿牛鼻，是謂人。故曰：無以人滅天，無以故滅命，無以得殉名。謹守而勿失，是謂反其真。」</text:p>
      <text:p text:style-name="P3">夔憐蚿，蚿憐蛇，蛇憐風，風憐目，目憐心。</text:p>
      <text:p text:style-name="P3">夔謂蚿曰：「吾以一足趻踔而行，予無如矣。今子之使萬足，獨奈何？」蚿曰：「不然。子不見夫唾者乎？噴則大者如珠，小者如霧，<text:soft-page-break/>雜而下者不可勝數也。今予動吾天機，而不知其所以然。」</text:p>
      <text:p text:style-name="P3">蚿謂蛇曰：「吾以眾足行，而不及子之無足，何也？」蛇曰：「夫天機之所動，何可易邪？吾安用足哉！」</text:p>
      <text:p text:style-name="P3">蛇謂風曰：「予動吾脊脅而行，則有似也。今子蓬蓬然起於北海，蓬蓬然入於南海，而似無有，何也？」風曰：「然。予蓬蓬然起於北海而入於南海也，然而指我則勝我，趥我亦勝我。雖然，夫折大木，蜚大屋者，唯我能也，故以眾小不勝為大勝也。為大勝者，唯聖人能之。」</text:p>
      <text:p text:style-name="P3">孔子遊於匡，宋人圍之數匝，而絃歌不惙。子路入見，曰：「何夫子之娛也？」孔子曰：「來！吾語女。我諱窮久矣，而不免，命也；求通久矣，而不得，時也。當堯、舜而天下無窮人，非知得也，當桀，紂而天下無通人，非知失也，時勢適然。夫水行不避蛟龍者，漁父之勇也；陸行不避兕虎者，獵夫之勇也；白刃交於前，視死若生者，烈士之勇也；知窮之有命，知通之有時，臨大難而不懼者，聖人之勇也。由處矣！吾命有所制矣。」無幾何，將甲者進，辭曰：「以為陽虎也，故圍之；今非也，請辭而退。」</text:p>
      <text:p text:style-name="P3">公孫龍問於魏牟曰：「龍少學先生之道，長而明仁義之行，合同異，雜堅白，然不然，可不可，困百家之知，窮眾口之辯，吾自以為至達已。今吾聞莊子之言，汒焉異之，不知論之不及與，知之弗若與？今<text:soft-page-break/>吾無所開吾喙，敢問其方。」</text:p>
      <text:p text:style-name="P3">公子牟隱机太息，仰天而笑曰：「子獨不聞夫埳井之鼃乎？謂東海之鱉曰：『吾樂與！出跳梁乎井幹之上，入休乎缺甃之崖，赴水則接腋持頤，蹶泥則沒足滅跗，還虷蟹與科斗，莫吾能若也。且夫擅一壑之水，而跨跱埳井之樂，此亦至矣，夫子奚不時來入觀乎？』東海之鱉左足未入，而右膝已縶矣。於是逡巡而卻，告之海曰：『夫千里之遠，不足以舉其大；千仞之高，不足以極其深。禹之時，十年九潦，而水弗為加益；湯之時，八年七旱，而崖不為加損。夫不為頃久推移，不以多少進退者，此亦東海之大樂也。』於是埳井之鼃聞之，適適然驚，規規然自失也。且夫知不知是非之竟，而猶欲觀於莊子之言，是猶使蚊負山，商蚷馳河也，必不勝任矣。且夫知不知論極妙之言，而自適一時之利者，是非埳井之鼃與？且彼方跐黃泉而登大皇，無南無北，奭然四解，淪於不測；無東無西，始於玄冥，反於大通。子乃規規然而求之以察，索之以辯，是直用管窺天，用錐指地也，不亦小乎！子往矣！且子獨不聞壽陵餘子之學行於邯鄲與？未得國能，又失其故行矣，直匍匐而歸耳。今子不去，將忘子之故，失子之業。」</text:p>
      <text:p text:style-name="P3">公孫龍口呿而不合，舌舉而不下，乃逸而走。</text:p>
      <text:p text:style-name="P3">莊子釣於濮水，楚王使大夫二人往先焉，曰：「願以境內累矣！」莊子持竿不顧，曰：「吾聞楚有神龜，死已三千歲矣，王巾笥而藏之廟<text:soft-page-break/>堂之上。此龜者，寧其死為留骨而貴乎，寧其生而曳尾於塗中乎？」二大夫曰：「寧生而曳尾塗中。」莊子曰：「往矣！吾將曳尾於塗中。」</text:p>
      <text:p text:style-name="P3">惠子相梁，莊子往見之。或謂惠子曰：「莊子來，欲代子相。」於是惠子恐，搜於國中三日三夜。莊子往見之，曰：「南方有鳥，其名為鵷鶵，子知之乎？夫鵷鶵發於南海而飛於北海，非梧桐不止，非練實不食，非醴泉不飲。於是鴟得腐鼠，鵷鶵過之，仰而視之曰：『嚇！』今子欲以子之梁國而嚇我邪？」</text:p>
      <text:p text:style-name="P3">莊子與惠子遊於濠梁之上。莊子曰：「儵魚出遊從容，是魚樂也。」惠子曰：「子非魚，安知魚之樂？」莊子曰：「子非我，安知我不知魚之樂？」惠子曰：「我非子，固不知子矣；子固非魚也，子之不知魚之樂全矣。」莊子曰：「請循其本。子曰『汝安知魚樂』云者，既已知吾知之而問我，我知之濠上也。」</text:p>
      <text:p text:style-name="P3">外物<text:span text:style-name="T2">4</text:span></text:p>
      <text:p text:style-name="P3">儒以《詩》、《禮》發冢。大儒臚傳曰：「東方作矣，事之何若？」小儒曰：「未解裙襦，口中有珠。《詩》固有之曰：『青青之麥，生於陵陂。生不布施，死何含珠為？』接其鬢，壓其顪，儒以金椎控其頤，徐別其頰，無傷口中珠！」</text:p>
      <text:p text:style-name="P3">外物<text:span text:style-name="T3">6</text:span></text:p>
      <text:p text:style-name="P3"><text:soft-page-break/>宋元君夜半而夢人被髮闚阿門，曰：「予自宰路之淵，予為清江使河伯之所，漁者余且得予。」元君覺，使人占之，曰：「此神龜也。」君曰：「漁者有余且乎？」左右曰：「有。」君曰：「令余且會朝。」明日，余且朝。君曰：「漁何得？」對曰：「且之網，得白龜焉，其圓五尺。」君曰：「獻若之龜。」龜至，君再欲殺之，再欲活之，心疑，卜之，曰：「殺龜以卜，吉。」乃刳龜，七十二鑽而無遺筴。</text:p>
      <text:p text:style-name="P3">仲尼曰：「神龜能見夢於元君而不能避余且之網；知能七十二鑽而無遺筴，不能避刳腸之患。如是，則知有所困，神有所不及也。雖有至知，萬人謀之。魚不畏網而畏鵜鶘。去小知而大知明，去善而自善矣。」嬰兒生無石師而能言，與能言者處也。</text:p>
      <text:p text:style-name="P3">外物<text:span text:style-name="T4">7</text:span></text:p>
      <text:p text:style-name="P5">惠子謂莊子曰：「子言無用。」莊子曰：「知無用而始可與言用矣。夫地非不廣且大也，人之所用容足耳。然則廁足而墊之，致黃泉，人尚有用乎？」惠子曰：「無用。」莊子曰：「然則無用之為用也亦明矣。」</text:p>
      <text:p text:style-name="P5">歸去來兮辭</text:p>
      <text:p text:style-name="P5">（余家貧，耕植不足以自給。幼稚盈室，缾無儲粟。生生所資，未見其術。親故多勸余為長吏，脫然有懷，求之靡途。會有四方之事，諸<text:soft-page-break/>侯以惠愛為德，家叔以余貧苦，遂見用于小邑。于時風波未靜，心憚逺役。彭澤去家百里，公田之利，足以為酒，故便求之。及少日，眷然有歸歟之情。何則？質性自然，非驕勵所得；飢凍雖切，違已交病。嘗從人事，皆口腹自役；於是悵然慷慨，深媿平生之志。猶望一稔，當斂裳宵逝。尋程氏妹喪于武昌，情在駿奔，自免去職。仲秋至冬，在官八十餘日。因事順心。命篇曰《歸去來兮》。乙歲十一月也。）</text:p>
      <text:p text:style-name="P6"><text:span text:style-name="T5">歸去來兮，田園將蕪胡不歸！既自以心為行役，奚惆悵而獨悲？悟已往之不諫，知來者之可追。寔迷途其未</text:span>遠<text:span text:style-name="T5">，覺今是而昨非。舟遙遙以輕飏，風飄飄而吹衣。問征夫以前路，恨晨光之熹微。</text:span></text:p>
      <text:p text:style-name="P7"><text:span text:style-name="T5">乃瞻衡宇，載欣載奔。僮僕歡迎，稚子候門。三逕就荒，松菊猶存。攜幼入室，有酒盈罇。引壺觴以自酌，眄庭柯以怡</text:span>顏<text:span text:style-name="T5">。倚男牕以寄傲，審容膝之易安。園日涉以成趣，門雖設而常關。策扶老以流憩，時矯首而遐觀。雲無心以出岫，鳥倦飛而知還。景翳翳以將入，撫孤松而盤桓。歸去來兮，請息交以絕游。世與我而相違，復驚言兮焉求！悅親戚之情話，樂琴書以清憂。農人告余以春及，將有事於西疇。或命巾車，或棹孤舟。既窈窕以尋壑，亦崎嶇而經丘。木欣欣以向榮，泉涓涓而始流。善萬物之得時，感吾生之行休。</text:span></text:p>
      <text:p text:style-name="P5">已矣乎，寓形宇內復幾時！曷不委心任去留，胡為往遑遑兮欲何之？富貴非吾願，帝鄉不可期。懷良辰以孤往，或植杖而耘耔。登東臯以<text:soft-page-break/>舒嘯，臨清流而賦詩。聊乘化以歸盡，樂乎天命復奚疑！</text:p>
      <text:p text:style-name="P5">恒先</text:p>
      <text:p text:style-name="P8"><text:span text:style-name="T5">恒先無有，樸、清、虛。樸，大樸；清，太清；虛，太虛。自厭不自牣，「域」作。有「域」焉有「氣」，有「氣」焉有「有」，有「有」焉有「始」，有「始」焉有「往者」。未有天地，未有作行、出生，虛清為一，若寂水，夢夢清同，而未或明、未或滋生。氣是自生，恒莫生氣。氣是自生自作。恒氣之生，不獨有與也，「域」恒焉，生「域」者同焉。混混不寧，求其所生。异生异，歸生歸，違生非，非生違，依生依，求欲自複，複生之。「生」行，濁氣生地，清氣生天。氣信神哉，云云相生，信盈天地。同出而异性，因生其所欲。業業天地，紛紛而複其所欲；明明天行，唯複以不廢，知幾而亡思不天。「有」出於「域」，「生」出於「有」，「音」出於「生」，「言」出於「音」，「名」出於「言」，「事」出於「名」。「域」非「域」，無謂「域」；「有」非「有」，無謂「有」；「生」非「生」，無謂「生」；「音」非「音」，無謂「音」；「言」非「言」，無謂「言」；「名」非「名」，無謂「名」；「事」非「事」，無謂「事」，詳宜利主。采物出於作，作焉有事，不作無事。與天之事，自作為事，用以不可賡也。凡多采物，先樹有善，有治無亂。有人焉有不善，亂出於人。先有中，焉有外。先有小，焉有大。</text:span><text:soft-page-break/><text:span text:style-name="T5">先有柔，焉有剛。先有圓，焉有方。先有晦，焉有明。先有短，焉有長。天道既裁，唯一以猶一，唯複以猶複。恒氣之生，因言、名先。諸「有」，殆亡言之後者，校比焉舉天下之名所屬，習以不可改也。舉天下之作，</text:span>強<text:span text:style-name="T5">諸果，天下之大作，其冥蒙不自若作，庸有果與不果？兩者不廢，舉天下之為也，無舍也，無與也，而能自為也。舉天下之生，同也，其事無不復。天下之作也，無許極，無非其所。舉天下之作也，無不得其極而果遂，庸或得之，庸或失之？舉天下之名無有廢者，與天下之明王、明君、明士，庸有求而不予？ </text:span></text:p>
      <text:p text:style-name="P5">春夜宴桃李園序</text:p>
      <text:p text:style-name="P9"><text:span text:style-name="T5">夫天地者，萬物之逆旅</text:span>。光陰者，百代之過客。而浮生若夢，為歡幾何？古人秉燭夜游， 良有以也。 況陽春召我以煙景，大塊假我以文章。會桃李之芳園，序天倫之樂事。 群季俊秀， 皆為惠連； 吾人詠歌，獨慚康樂。幽賞未已，高談轉清。開瓊筵以坐花， 飛羽觴而醉月。不有佳作，何伸雅懷？如詩不成，罰依金谷酒數。</text:p>
      <text:p text:style-name="P9">始得西山宴遊記</text:p>
      <text:p text:style-name="P9">自余為僇人，居是州，恆惴慄。其隙也，則施施而行，漫漫而遊。日與其徒上高山，入深林，窮迴谿。幽泉怪石，無遠不到；到則披草而坐，傾壼而醉；醉則更相枕以臥，意有所極，夢亦同趣；覺而起，起而歸。以為凡是州之山有異態者，皆我有也，而未始知西山之怪特。</text:p>
      <text:p text:style-name="P9"><text:soft-page-break/>今年九月二十八日，因坐法華西亭，望西山，始指異之。遂命僕人過湘江，緣染溪，斫榛莽，焚茅茷，窮山之高而止。攀援而登，箕踞而遨，則凡數州之土壤，皆在衽席之下。其高下之勢，岈然洼然，若垤若穴；尺寸千里，攢蹙累積，莫得遯隱；縈青繚白，外與天際，四望如一。然後知是山之特立，不與培塿為類。悠悠乎與灝氣俱，而莫得其涯！洋洋乎與造物者遊，而不知其所窮！引觴滿酌，頹然就醉，不知日之入，蒼然暮色，自遠而至，至無所見，而猶不欲歸。心凝形釋，與萬化冥合。然後知吾嚮之未始遊，遊於是乎始，故為之文以志。是歲，元和四年也。</text:p>
      <text:p text:style-name="P9">師說</text:p>
      <text:p text:style-name="P9">古之學者必有師。師者，所以傳道、受業、解惑也。人非生而知之者，孰能無惑？惑而不從師，其為惑也，終不解矣。</text:p>
      <text:p text:style-name="P9">生乎吾前，其聞道也，固先乎吾，吾從而師之。生乎吾後，其聞道也，亦先乎吾，吾從而師之。吾師道也，夫庸知其年之先後生於吾乎？是故無貴，無賤，無長，無少，道之所存，師之所存也。</text:p>
      <text:p text:style-name="P9">嗟乎！師道之不傳也久矣！欲人之無惑也難矣！古之聖人，其出人也遠矣，猶且從師而問焉。今之眾人，其下聖人也亦遠矣，而恥學於師。是故聖益聖，愚益愚，聖人之所以為聖，愚人之所以為愚，其皆出於此乎？</text:p>
      <text:p text:style-name="P9"><text:soft-page-break/>愛其子，擇師而教之，於其身也，則恥師焉，惑矣！彼童子之師，授之書而習其句讀者，非吾所謂傳其道、解其惑者也。句讀之不知，惑之不解，或師焉，或不焉，小學而大遺，吾未見其明也。</text:p>
      <text:p text:style-name="P9">巫、醫、樂師，百工之人，不恥相師；士大夫之族，曰師、曰弟子云者，則群聚而笑之。問之，則曰：「彼與彼年相若也，道相似也。」位卑則足羞，官盛則近諛。嗚呼！師道之不復可知矣。巫、醫、樂師、百工之人，君子不齒，今其智乃反不能及，其可怪也歟！</text:p>
      <text:p text:style-name="P9">聖人無常師，孔子師郯子、萇弘、師襄、老聃。郯子之徒，其賢不及孔子。孔子曰：「三人行，必有我師。」是故弟子不必不如師，師不必賢於弟子，聞道有先後，術業有專攻，如是而已。</text:p>
      <text:p text:style-name="P9">李氏子蟠，年十七，好古文，六藝經傳，皆通習之。不拘於時，學於余，余嘉其能行古道，作師說以貽之。</text:p>
      <text:p text:style-name="P14">貨殖列傳</text:p>
      <text:p text:style-name="P10">老子曰：「至治之極，鄰國相望，雞狗之聲相聞，民各甘其食，美其服，安其俗，樂其業，至老死，不相往來。」必用此為務，輓近世涂民耳目，則幾無行矣。</text:p>
      <text:p text:style-name="P9">太史公曰：夫神農以前，吾不知已。至若詩書所述虞夏以來，耳目欲極聲色之好，口欲窮芻豢之味，身安逸樂，而心誇矜輓能之榮使。俗之漸民久矣，雖戶說以眇論，終不能化。故善者因之，其次利道之，<text:soft-page-break/>其次教誨之，其次整齊之，最下者與之爭。</text:p>
      <text:p text:style-name="P11">夫山西饒材、竹、穀、纑、旄、玉石；山東多魚、鹽、漆、絲、聲色；江南出楠、梓、薑、桂、金、錫、連、丹沙、犀、瑁、珠璣、齒革；龍門、碣石北多馬、牛、羊、旃裘、筋角；銅、鐵則千里往往山出棋置：此其大較也。皆中國人民所喜好謠俗被服飲食奉生送死之具也。故待農而食之，虞而出之，工而成之，商而通之。此寧有政教發徵期會哉？人各任其能，竭其力，以得所欲。故物賤之徵貴，貴之徵賤，各勸其業，樂其事，若水之趨下，日夜無休時，不召而自來，不求而民出之。豈非道之所符，而自然之驗邪？</text:p>
      <text:p text:style-name="P12">《周書》曰：「農不出則乏其食，工不出則乏其事，商不出則三寶絕，虞不出則財匱少。」財匱少而山澤不辟矣。此四者，民所衣食之原也。原大則饒，原小則鮮。上則富國，下則富家。貧富之道，莫之奪予，而巧者有餘，拙者不足。故太公望封於營丘，地澙鹵，人民寡，於是太公勸其女功，極技巧，通魚鹽，則人物歸之，繈至而輻湊。故齊冠帶衣履天下，海岱之閒斂袂而往朝焉。其後齊中衰，管子修之，設輕重九府，則桓公以霸，九合諸侯，一匡天下；而管氏亦有三歸，位在陪臣，富於列國之君。是以齊富彊至於威、宣也。</text:p>
      <text:p text:style-name="P9">故曰：「倉廩實而知禮節，衣食足而知榮辱。」禮生於有而廢於無。故君子富，好行其德；小人富，以適其力。淵深而魚生之，山深而獸<text:soft-page-break/>往之，人富而仁義附焉。富者得埶益彰，失埶則客無所之，以而不樂。夷狄益甚。諺曰：「千金之子，不死於市。」此非空言也。故曰：「天下熙熙，皆為利來；天下壤壤，皆為利往。」夫千乘之王，萬家之侯，百室之君，尚猶患貧，而況匹夫編戶之民乎！</text:p>
      <text:p text:style-name="P9">昔者越王句踐困於會稽之上，乃用范蠡、計然。計然曰：「知斗則修備，時用則知物，二者形則萬貨之情可得而觀已。故歲在金，穰；水，毀；木，饑；火，旱。旱則資舟，水則資車，物之理也。六歲穰，六歲旱，十二歲一大饑。夫糶，二十病農，九十病末。末病則財不出，農病則草不辟矣。上不過八十，下不減三十，則農末俱利，平糶齊物，關市不乏，治國之道也。積著之理，務完物，無息幣。以物相貿易，腐敗而食之貨勿留，無敢居貴。論其有餘不足，則知貴賤。貴上極則反賤，賤下極則反貴。貴出如糞土，賤取如珠玉。財幣欲其行如流水。」修之十年，國富，厚賂戰士，士赴矢石，如渴得飲，遂報彊吳，觀兵中國，稱號「五霸」。</text:p>
      <text:p text:style-name="P9">范蠡既雪會稽之恥，乃喟然而嘆曰：「計然之策七，越用其五而得意。既已施於國，吾欲用之家。」乃乘扁舟浮於江湖，變名易姓，適齊為鴟夷子皮，之陶為朱公。朱公以為陶天下之中，諸侯四通，貨物所交易也。乃治產積居。與時逐而不責於人。故善治生者，能擇人而任時。十九年之中三致千金，再分散與貧交疏昆弟。此所謂富好行其德者也。<text:soft-page-break/>後年衰老而聽子孫，子孫修業而息之，遂至巨萬。故言富者皆稱陶朱公。</text:p>
      <text:p text:style-name="P9">子贛既學於仲尼，退而仕於衛，廢著鬻財於曹、魯之閒，七十子之徒，賜最為饒益。原憲不厭糟糠，匿於窮巷。子貢結駟連騎，束帛之幣以聘享諸侯，所至，國君無不分庭與之抗禮。夫使孔子名布揚於天下者，子貢先後之也。此所謂得埶而益彰者乎？</text:p>
      <text:p text:style-name="P9">白圭，周人也。當魏文侯時，李克務盡地力，而白圭樂觀時變，故人棄我取，人取我與。夫歲孰取穀，予之絲漆；繭出取帛絮，予之食。太陰在卯，穰；明歲衰惡。至午，旱；明歲美。至酉，穰；明歲衰惡。至子，大旱；明歲美，有水。至卯，積著率歲倍。欲長錢，取下穀；長石斗，取上種。能薄飲食，忍嗜欲，節衣服，與用事僮仆同苦樂，趨時若猛獸摯鳥之發。故曰：「吾治生產，猶伊尹、呂尚之謀，孫吳用兵，商鞅行法是也。是故其智不足與權變，勇不足以決斷，仁不能以取予，彊不能有所守，雖欲學吾術，終不告之矣。」蓋天下言治生祖白圭。白圭其有所試矣，能試有所長，非茍而已也。</text:p>
      <text:p text:style-name="P9">猗頓用盬鹽起。而邯鄲郭縱以鐵冶成業，與王者埒富。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KaitiM Big5" svg:font-family="'AR PL KaitiM Big5'" style:font-pitch="variable"/>
    <style:font-face style:name="AR PL Mingti2L Big5" svg:font-family="'AR PL Mingti2L Big5'" style:font-pitch="variable"/>
    <style:font-face style:name="AR PL UKai HK" svg:font-family="'AR PL UKai H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Noto Sans CJK SC DemiLigh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Noto Sans CJK SC DemiLigh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keep-with-next="always" style:writing-mode="page"/>
      <style:text-properties style:font-name="AR PL UKai HK" fo:font-family="'AR PL UKai HK'" style:font-pitch="variable" fo:font-size="25.5pt" style:font-name-asian="AR PL UKai HK" style:font-family-asian="'AR PL UKai HK'" style:font-pitch-asian="variable" style:font-size-asian="25.5pt" style:font-size-complex="25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CJK SC DemiLight" style:font-family-complex="'Noto Sans CJK SC DemiLight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CJK SC Regular" style:font-family-complex="'Noto Sans CJK SC Regular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tb-r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5T20:29:36.965157180</meta:creation-date>
    <dc:date>2018-08-08T17:22:39.755616025</dc:date>
    <meta:editing-duration>PT2H24M13S</meta:editing-duration>
    <meta:editing-cycles>29</meta:editing-cycles>
    <meta:generator>LibreOffice/5.4.4.2$Linux_X86_64 LibreOffice_project/40m0$Build-2</meta:generator>
    <meta:document-statistic meta:table-count="0" meta:image-count="0" meta:object-count="0" meta:page-count="20" meta:paragraph-count="69" meta:word-count="10319" meta:character-count="10327" meta:non-whitespace-character-count="10320"/>
  </office:meta>
</office:document-meta>
</file>